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44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10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number-columns-repeated="12" table:default-cell-style-name="Default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Obj</text:p>
          </table:table-cell>
          <table:table-cell office:value-type="string">
            <text:p>Family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T</text:p>
          </table:table-cell>
          <table:table-cell office:value-type="string">
            <text:p>Spear Length</text:p>
          </table:table-cell>
          <table:table-cell office:value-type="string">
            <text:p>Total Annules </text:p>
          </table:table-cell>
          <table:table-cell table:style-name="ce1" office:value-type="string">
            <text:p>Excretory pore on 25-35th </text:p>
          </table:table-cell>
          <table:table-cell table:style-name="ce1" office:value-type="string">
            <text:p>Vulva on 6-11th annule from end of body </text:p>
          </table:table-cell>
          <table:table-cell table:style-name="ce1" office:value-type="string">
            <text:p>Ovary extends 40.2-79.0% of body length </text:p>
          </table:table-cell>
          <table:table-cell table:style-name="ce1" office:value-type="string">
            <text:p>Anus located on 4-8th annule </text:p>
          </table:table-cell>
          <table:table-cell table:style-name="ce1" office:value-type="string">
            <text:p>Spicules 38-43 u long, slightly curved </text:p>
          </table:table-cell>
          <table:table-cell office:value-type="string">
            <text:p>http://nemaplex.ucdavis.edu/Methods/Nematode%20Morphometric%20Parameters.htm</text:p>
          </table:table-cell>
        </table:table-row>
        <table:table-row table:style-name="ro2">
          <table:table-cell office:value-type="string">
            <text:p>Nem_01</text:p>
          </table:table-cell>
          <table:table-cell office:value-type="float" office:value="10.5">
            <text:p>10.5</text:p>
          </table:table-cell>
          <table:table-cell office:value-type="float" office:value="138.2">
            <text:p>138.2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Criconematidae</text:p>
          </table:table-cell>
          <table:table-cell office:value-type="float" office:value="784.27">
            <text:p>784.27</text:p>
          </table:table-cell>
          <table:table-cell table:number-columns-repeated="5"/>
          <table:table-cell office:value-type="float" office:value="98.7">
            <text:p>98.7</text:p>
          </table:table-cell>
          <table:table-cell table:number-columns-repeated="7"/>
        </table:table-row>
        <table:table-row table:style-name="ro2">
          <table:table-cell office:value-type="string">
            <text:p>Nem_02</text:p>
          </table:table-cell>
          <table:table-cell office:value-type="float" office:value="12">
            <text:p>12</text:p>
          </table:table-cell>
          <table:table-cell office:value-type="float" office:value="141">
            <text:p>141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Criconematidae</text:p>
          </table:table-cell>
          <table:table-cell office:value-type="float" office:value="707.63">
            <text:p>707.63</text:p>
          </table:table-cell>
          <table:table-cell table:number-columns-repeated="5"/>
          <table:table-cell office:value-type="float" office:value="100.27">
            <text:p>100.27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 office:value-type="string">
            <text:p>Family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2">
          <table:table-cell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4">2022-04-14</text:date>, <text:time>07:3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4-14T07:30:44.16</dc:date>
    <dc:creator>Lawrence Perepolkin</dc:creator>
    <meta:editing-duration>PT12H6M20S</meta:editing-duration>
    <meta:editing-cycles>12</meta:editing-cycles>
    <meta:generator>OpenOffice/4.1.10$Win32 OpenOffice.org_project/4110m2$Build-9807</meta:generator>
    <meta:document-statistic meta:table-count="3" meta:cell-count="58" meta:object-count="0"/>
  </office:meta>
</office:document-meta>
</file>